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laimanLipi" svg:font-family="SolaimanLipi" style:font-family-generic="script" style:font-pitch="fixed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SolaimanLipi" fo:font-size="24pt" fo:font-weight="normal" officeooo:rsid="00347ef0" officeooo:paragraph-rsid="00347ef0" style:font-size-asian="24pt" style:font-weight-asian="normal" style:font-size-complex="2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SolaimanLipi" fo:font-size="24pt" fo:font-weight="normal" officeooo:rsid="00354cfd" officeooo:paragraph-rsid="00354cfd" style:font-size-asian="24pt" style:font-weight-asian="normal" style:font-size-complex="2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SolaimanLipi" fo:font-size="24pt" fo:font-weight="normal" officeooo:rsid="00364434" officeooo:paragraph-rsid="00364434" style:font-size-asian="24pt" style:font-weight-asian="normal" style:font-size-complex="2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SolaimanLipi" fo:font-size="24pt" fo:font-weight="normal" officeooo:rsid="0038c544" officeooo:paragraph-rsid="0038c544" style:font-size-asian="24pt" style:font-weight-asian="normal" style:font-size-complex="2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SolaimanLipi" fo:font-size="24pt" fo:font-weight="normal" officeooo:rsid="003af12f" officeooo:paragraph-rsid="003af12f" style:font-size-asian="24pt" style:font-weight-asian="normal" style:font-size-complex="2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SolaimanLipi" fo:font-size="24pt" fo:font-weight="normal" officeooo:rsid="003b18f3" officeooo:paragraph-rsid="003b18f3" style:font-size-asian="24pt" style:font-weight-asian="normal" style:font-size-complex="24pt" style:font-weight-complex="normal"/>
    </style:style>
    <style:style style:name="T1" style:family="text">
      <style:text-properties style:font-name-complex="SolaimanLipi"/>
    </style:style>
    <style:style style:name="T2" style:family="text">
      <style:text-properties officeooo:rsid="0035eacd"/>
    </style:style>
    <style:style style:name="T3" style:family="text">
      <style:text-properties officeooo:rsid="0037ebb0"/>
    </style:style>
    <style:style style:name="T4" style:family="text">
      <style:text-properties officeooo:rsid="0039435f"/>
    </style:style>
    <style:style style:name="T5" style:family="text">
      <style:text-properties officeooo:rsid="003b132d"/>
    </style:style>
    <style:style style:name="T6" style:family="text">
      <style:text-properties officeooo:rsid="003b2f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‘A’, ‘b’, ‘c’, ‘d’, ‘8’, ‘9’ → characters</text:span></text:p>
      <text:p text:style-name="P2">short integer → <text:span text:style-name="T2">8bit/1byte</text:span></text:p>
      <text:p text:style-name="P2"/>
      <text:p text:style-name="P3">An array is a set of variable(s) <text:span text:style-name="T3">or </text:span>collection of element<text:span text:style-name="T3">(</text:span>s<text:span text:style-name="T3">)</text:span> such as number<text:span text:style-name="T3">(</text:span>s<text:span text:style-name="T3">)</text:span> or character<text:span text:style-name="T3">(</text:span>s<text:span text:style-name="T3">)</text:span>.</text:p>
      <text:p text:style-name="P3"/>
      <text:p text:style-name="P4">index → এরে এর উপাদানের ক্রমিক নাম্বার <text:span text:style-name="T4">যা শুরু হয় 0 দিয়ে।</text:span></text:p>
      <text:p text:style-name="P4"/>
      <text:p text:style-name="P6">string → <text:span text:style-name="T6">a </text:span>set of characters i.e an array of characters</text:p>
      <text:p text:style-name="P4"/>
      <text:p text:style-name="P5">Homework: 1. Write a program to calculate the sum of first 100 odd numbers. <text:span text:style-name="T5">[use array to store the values and then calculate the sum]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laimanLipi" svg:font-family="SolaimanLipi" style:font-family-generic="script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30T19:24:28.223000000</meta:creation-date>
    <meta:generator>LibreOffice/7.4.7.2$Windows_X86_64 LibreOffice_project/723314e595e8007d3cf785c16538505a1c878ca5</meta:generator>
    <dc:date>2023-09-09T19:53:58.431000000</dc:date>
    <meta:editing-duration>PT2H18M15S</meta:editing-duration>
    <meta:editing-cycles>56</meta:editing-cycles>
    <meta:document-statistic meta:table-count="0" meta:image-count="0" meta:object-count="0" meta:page-count="1" meta:paragraph-count="6" meta:word-count="76" meta:character-count="392" meta:non-whitespace-character-count="322"/>
  </office:meta>
</office:document-meta>
</file>